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4374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1.4272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1.4165in"/>
    </style:style>
    <style:style style:name="ro1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448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#f79646" style:cell-protect="protected" style:print-content="true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8000">
      <style:table-cell-properties fo:background-color="#9999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ackground-color="#99ff99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ackground-color="#ccff00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ackground-color="#b2b2b2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ackground-color="#cccccc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ackground-color="#dddddd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8000">
      <style:table-cell-properties fo:background-color="#9900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fo:background-color="#00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fo:background-color="#66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fo:background-color="#92d050" style:cell-protect="protected" style:print-content="true" style:text-align-source="fix" style:repeat-content="false" fo:border="0.02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5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6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28in solid #000000" style:vertical-align="middle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7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8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2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0" table:default-cell-style-name="ce4"/>
        <table:table-column table:style-name="co11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8" table:number-columns-repeated="1008" table:default-cell-style-name="ce4"/>
        <table:table-column table:style-name="co9" table:default-cell-style-name="ce4"/>
        <table:table-row table:style-name="ro2">
          <table:table-cell table:style-name="ce2"/>
          <table:table-cell table:style-name="ce2" office:value-type="string" table:number-columns-spanned="5" table:number-rows-spanned="1">
            <text:p>LAST MODIFIED BY –: Dhiraj Kumar</text:p>
          </table:table-cell>
          <table:covered-table-cell table:number-columns-repeated="4"/>
          <table:table-cell table:style-name="ce2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lloted to</text:p>
          </table:table-cell>
          <table:table-cell table:style-name="ce2" office:value-type="string">
            <text:p>LAST CHECKED ON</text:p>
          </table:table-cell>
          <table:table-cell table:style-name="ce2" office:value-type="string">
            <text:p>LAST MODIFIED BY</text:p>
          </table:table-cell>
          <table:table-cell table:style-name="ce2" office:value-type="string">
            <text:p>RUNNING OR NOT</text:p>
          </table:table-cell>
          <table:table-cell table:style-name="ce2" office:value-type="string">
            <text:p>SERVER IP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TAUS/REMARKS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retention</text:p>
          </table:table-cell>
          <table:table-cell table:style-name="ce2" office:value-type="string">
            <text:p>DAILY</text:p>
          </table:table-cell>
          <table:table-cell table:style-name="ce2" office:value-type="string">
            <text:p>WEEKLY</text:p>
          </table:table-cell>
          <table:table-cell table:style-name="ce2" office:value-type="string">
            <text:p>MONTHLY</text:p>
          </table:table-cell>
          <table:table-cell table:style-name="ce2" office:value-type="string">
            <text:p>CPU</text:p>
          </table:table-cell>
          <table:table-cell table:style-name="ce2" office:value-type="string">
            <text:p>HARDDISK</text:p>
          </table:table-cell>
          <table:table-cell table:style-name="ce2" office:value-type="string">
            <text:p>RAM</text:p>
          </table:table-cell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4">
          <table:table-cell table:style-name="ce3"/>
          <table:table-cell table:style-name="ce14" office:value-type="string" table:number-columns-spanned="10" table:number-rows-spanned="1">
            <text:p>Cpanel Server List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5">
          <table:table-cell table:style-name="ce3"/>
          <table:table-cell table:style-name="ce15" office:value-type="string" table:number-columns-spanned="10" table:number-rows-spanned="1">
            <text:p>vps04.pugmarks.in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/>
          <table:table-cell table:style-name="ce3" table:number-columns-repeated="2"/>
          <table:table-cell office:value-type="string">
            <text:p>103.35.120.144</text:p>
          </table:table-cell>
          <table:table-cell office:value-type="string">
            <text:p>encraft.pugmarks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41</text:p>
          </table:table-cell>
          <table:table-cell office:value-type="string">
            <text:p>srv.refhouse.com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9</text:p>
          </table:table-cell>
          <table:table-cell office:value-type="string">
            <text:p>mobility-india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8</text:p>
          </table:table-cell>
          <table:table-cell office:value-type="string">
            <text:p>gracetoyota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4</text:p>
          </table:table-cell>
          <table:table-cell office:value-type="string">
            <text:p>safmail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14</text:p>
          </table:table-cell>
          <table:table-cell office:value-type="string">
            <text:p>rmsi2.pugmarks.in</text:p>
          </table:table-cell>
          <table:table-cell table:style-name="ce3" table:number-columns-repeated="9"/>
          <table:table-cell table:number-columns-repeated="1009"/>
        </table:table-row>
        <table:table-row table:style-name="ro6">
          <table:table-cell office:value-type="string">
            <text:p>Amit Sir</text:p>
          </table:table-cell>
          <table:table-cell table:style-name="ce3" table:number-columns-repeated="3"/>
          <table:table-cell office:value-type="string">
            <text:p>103.35.120.162</text:p>
          </table:table-cell>
          <table:table-cell office:value-type="string">
            <text:p><text:a xlink:href="http://mrtg.pugmarks.in/">mrtg.pugmarks.in</text:a></text:p>
          </table:table-cell>
          <table:table-cell table:style-name="ce3" table:number-columns-repeated="9"/>
          <table:table-cell table:number-columns-repeated="1009"/>
        </table:table-row>
        <table:table-row table:style-name="ro7">
          <table:table-cell/>
          <table:table-cell table:style-name="ce16" office:value-type="string" table:number-columns-spanned="10" table:number-rows-spanned="1">
            <text:p><text:s/>vps09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64.150.163.175</text:p>
          </table:table-cell>
          <table:table-cell office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66.235.194.86</text:p>
          </table:table-cell>
          <table:table-cell office:value-type="string">
            <text:p>server.screip.com</text:p>
          </table:table-cell>
          <table:table-cell table:number-columns-repeated="1018"/>
        </table:table-row>
        <table:table-row table:style-name="ro8">
          <table:table-cell/>
          <table:table-cell table:style-name="ce17" office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24</text:p>
          </table:table-cell>
          <table:table-cell office:value-type="string">
            <text:p>srv.ajaypoly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7</text:p>
          </table:table-cell>
          <table:table-cell office:value-type="string">
            <text:p>xeam.pugmark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73</text:p>
          </table:table-cell>
          <table:table-cell office:value-type="string">
            <text:p>srv.thehermitagepark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6</text:p>
          </table:table-cell>
          <table:table-cell office:value-type="string">
            <text:p>paramatrixinfo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6" office:value-type="string" table:number-columns-spanned="10" table:number-rows-spanned="1">
            <text:p><text:s/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1</text:p>
          </table:table-cell>
          <table:table-cell office:value-type="string">
            <text:p>cremica.pugmark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07</text:p>
          </table:table-cell>
          <table:table-cell office:value-type="string">
            <text:p>srv.imac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03</text:p>
          </table:table-cell>
          <table:table-cell office:value-type="string">
            <text:p>vps13.nitttrbhopal.org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06</text:p>
          </table:table-cell>
          <table:table-cell office:value-type="string">
            <text:p>srv13.englishoven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43</text:p>
          </table:table-cell>
          <table:table-cell office:value-type="string">
            <text:p>allengersmedial.pugmarks.net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18</text:p>
          </table:table-cell>
          <table:table-cell office:value-type="string">
            <text:p>srv.startupequity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65</text:p>
          </table:table-cell>
          <table:table-cell office:value-type="string">
            <text:p>srv13.joy-travels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60</text:p>
          </table:table-cell>
          <table:table-cell office:value-type="string">
            <text:p>srv.kleuniversity.edu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71</text:p>
          </table:table-cell>
          <table:table-cell office:value-type="string">
            <text:p>ethoswatches1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203.193.166.106</text:p>
          </table:table-cell>
          <table:table-cell office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81</text:p>
          </table:table-cell>
          <table:table-cell office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33</text:p>
          </table:table-cell>
          <table:table-cell office:value-type="string">
            <text:p>srv.scholarquiver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53</text:p>
          </table:table-cell>
          <table:table-cell office:value-type="string">
            <text:p><text:s/>mail.prabhatamgroup.com</text:p>
          </table:table-cell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2"/>
          <table:table-cell table:style-name="ce19"/>
          <table:table-cell office:value-type="string">
            <text:p>65.182.191.117</text:p>
          </table:table-cell>
          <table:table-cell office:value-type="string">
            <text:p>psalegal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227</text:p>
          </table:table-cell>
          <table:table-cell office:value-type="string">
            <text:p>thomson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44</text:p>
          </table:table-cell>
          <table:table-cell office:value-type="string">
            <text:p>nicole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104</text:p>
          </table:table-cell>
          <table:table-cell office:value-type="string">
            <text:p>keva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169</text:p>
          </table:table-cell>
          <table:table-cell office:value-type="string">
            <text:p>rstd.thomsondigital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/>
          <table:table-cell office:value-type="string">
            <text:p>test</text:p>
          </table:table-cell>
          <table:table-cell/>
          <table:table-cell office:value-type="string">
            <text:p>65.182.191.87</text:p>
          </table:table-cell>
          <table:table-cell office:value-type="string">
            <text:p>srv04.excelsiornews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65.182.191.195</text:p>
          </table:table-cell>
          <table:table-cell office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198</text:p>
          </table:table-cell>
          <table:table-cell office:value-type="string">
            <text:p>satyamautonew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88</text:p>
          </table:table-cell>
          <table:table-cell office:value-type="string">
            <text:p>witc-srv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61.205</text:p>
          </table:table-cell>
          <table:table-cell office:value-type="string">
            <text:p>ftpsrv.thomsondigital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8" office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103.35.120.122</text:p>
          </table:table-cell>
          <table:table-cell office:value-type="string">
            <text:p>support.pugmarks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21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103.35.120.78</text:p>
          </table:table-cell>
          <table:table-cell office:value-type="string">
            <text:p>premium04.winwinhosting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103.35.120.120</text:p>
          </table:table-cell>
          <table:table-cell office:value-type="string">
            <text:p>pro10.winwinhosting.com</text:p>
          </table:table-cell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28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47</text:p>
          </table:table-cell>
          <table:table-cell office:value-type="string">
            <text:p>srv.heroeco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187</text:p>
          </table:table-cell>
          <table:table-cell office:value-type="string">
            <text:p>pro09.winwinhosting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50</text:p>
          </table:table-cell>
          <table:table-cell office:value-type="string">
            <text:p>ns1.winwinhosting.com</text:p>
          </table:table-cell>
          <table:table-cell table:number-columns-repeated="1018"/>
        </table:table-row>
        <table:table-row table:style-name="ro7">
          <table:table-cell/>
          <table:table-cell table:style-name="ce16" office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64.150.163.156</text:p>
          </table:table-cell>
          <table:table-cell office:value-type="string">
            <text:p>dev2.mjlims.com</text:p>
          </table:table-cell>
          <table:table-cell table:number-columns-repeated="1018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64.150.163.163</text:p>
          </table:table-cell>
          <table:table-cell office:value-type="string">
            <text:p>ns1.pugmarks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5</text:p>
          </table:table-cell>
          <table:table-cell office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6</text:p>
          </table:table-cell>
          <table:table-cell office:value-type="string">
            <text:p>mailer.scientech.biz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7 </text:p>
          </table:table-cell>
          <table:table-cell office:value-type="string">
            <text:p>hfcl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8</text:p>
          </table:table-cell>
          <table:table-cell office:value-type="string">
            <text:p>server.pragya.org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Karandeep</text:p>
          </table:table-cell>
          <table:table-cell table:number-columns-repeated="3"/>
          <table:table-cell office:value-type="string">
            <text:p>64.150.163.179</text:p>
          </table:table-cell>
          <table:table-cell office:value-type="string">
            <text:p>newallengers.pugmarks.net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Karandeep</text:p>
          </table:table-cell>
          <table:table-cell table:number-columns-repeated="3"/>
          <table:table-cell office:value-type="string">
            <text:p>64.150.163.182</text:p>
          </table:table-cell>
          <table:table-cell office:value-type="string">
            <text:p><text:a xlink:href="http://vps1.venturaindia.com/">vps1.venturaindia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6" office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97</text:p>
          </table:table-cell>
          <table:table-cell office:value-type="string">
            <text:p>frontier.frontieragrotech.com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95</text:p>
          </table:table-cell>
          <table:table-cell office:value-type="string">
            <text:p><text:s/>srv.somervillevasundhara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88</text:p>
          </table:table-cell>
          <table:table-cell office:value-type="string">
            <text:p>demo.pugmarks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74</text:p>
          </table:table-cell>
          <table:table-cell office:value-type="string">
            <text:p>server.ebc.co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30</text:p>
          </table:table-cell>
          <table:table-cell office:value-type="string">
            <text:p>srv.hellonri.com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93</text:p>
          </table:table-cell>
          <table:table-cell office:value-type="string">
            <text:p><text:a xlink:href="http://paramatrixinfo.pugmarks.in/">paramatrixinfo.pugmarks.in</text:a>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87</text:p>
          </table:table-cell>
          <table:table-cell office:value-type="string">
            <text:p>alaknandaindia.pugmarks.in</text:p>
          </table:table-cell>
          <table:table-cell table:number-columns-repeated="1018"/>
        </table:table-row>
        <table:table-row table:style-name="ro10">
          <table:table-cell/>
          <table:table-cell table:style-name="ce16" office:value-type="string" table:number-columns-spanned="10" table:number-rows-spanned="1">
            <text:p>vps26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203.193.166.185</text:p>
          </table:table-cell>
          <table:table-cell office:value-type="string">
            <text:p>epaper01.dailyexcelsior.com</text:p>
          </table:table-cell>
          <table:table-cell table:number-columns-repeated="1018"/>
        </table:table-row>
        <table:table-row table:style-name="ro10">
          <table:table-cell/>
          <table:table-cell table:style-name="ce16" office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60</text:p>
          </table:table-cell>
          <table:table-cell office:value-type="string">
            <text:p>msourceone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92.241.101.34</text:p>
          </table:table-cell>
          <table:table-cell office:value-type="string">
            <text:p>Niit-tech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69.64.58.234</text:p>
          </table:table-cell>
          <table:table-cell office:value-type="string">
            <text:p>unfoldu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67</text:p>
          </table:table-cell>
          <table:table-cell office:value-type="string">
            <text:p>ethoswatches.pugmarks.in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102</text:p>
          </table:table-cell>
          <table:table-cell office:value-type="string">
            <text:p>pro08.winwinhosting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7">
          <table:table-cell/>
          <table:table-cell table:style-name="ce18" office:value-type="string" table:number-columns-spanned="10" table:number-rows-spanned="1">
            <text:p>Cloud server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office:value-type="string">
            <text:p>to test the changes</text:p>
          </table:table-cell>
          <table:table-cell table:number-columns-repeated="2"/>
          <table:table-cell office:value-type="string">
            <text:p>103.35.121.66</text:p>
          </table:table-cell>
          <table:table-cell office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96</text:p>
          </table:table-cell>
          <table:table-cell office:value-type="string">
            <text:p>netgains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66</text:p>
          </table:table-cell>
          <table:table-cell office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91</text:p>
          </table:table-cell>
          <table:table-cell office:value-type="string">
            <text:p>pipl-103-35-121-91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10</text:p>
          </table:table-cell>
          <table:table-cell office:value-type="string">
            <text:p>srv.remax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03</text:p>
          </table:table-cell>
          <table:table-cell office:value-type="string">
            <text:p>timberwolf.eha-health.org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17</text:p>
          </table:table-cell>
          <table:table-cell office:value-type="string">
            <text:p>demo2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5</text:p>
          </table:table-cell>
          <table:table-cell office:value-type="string">
            <text:p>srv02.niit-tech.com</text:p>
          </table:table-cell>
          <table:table-cell table:number-columns-repeated="1018"/>
        </table:table-row>
        <table:table-row table:style-name="ro6">
          <table:table-cell office:value-type="string">
            <text:p>Dhiraj Sir</text:p>
          </table:table-cell>
          <table:table-cell office:value-type="string">
            <text:p>17/05/2018</text:p>
          </table:table-cell>
          <table:table-cell office:value-type="string">
            <text:p>Dhiraj</text:p>
          </table:table-cell>
          <table:table-cell office:value-type="string">
            <text:p>Running</text:p>
          </table:table-cell>
          <table:table-cell office:value-type="string">
            <text:p>103.35.121.92</text:p>
          </table:table-cell>
          <table:table-cell office:value-type="string">
            <text:p><text:a xlink:href="http://gabriel.eha-health.org/">gabriel.eha-health.org</text:a></text:p>
          </table:table-cell>
          <table:table-cell/>
          <table:table-cell office:value-type="string">
            <text:p>/home/zimbra</text:p>
          </table:table-cell>
          <table:table-cell office:value-type="float" office:value="7">
            <text:p>7</text:p>
          </table:table-cell>
          <table:table-cell table:style-name="Default" office:value-type="string">
            <text:p>DAILY</text:p>
          </table:table-cell>
          <table:table-cell table:number-columns-repeated="1014"/>
        </table:table-row>
        <table:table-row table:style-name="ro6">
          <table:table-cell office:value-type="string">
            <text:p>Dhiraj Sir</text:p>
          </table:table-cell>
          <table:table-cell office:value-type="string">
            <text:p>17/05/2018</text:p>
          </table:table-cell>
          <table:table-cell office:value-type="string">
            <text:p>Dhiraj</text:p>
          </table:table-cell>
          <table:table-cell office:value-type="string">
            <text:p>Running</text:p>
          </table:table-cell>
          <table:table-cell office:value-type="string">
            <text:p>103.35.121.85</text:p>
          </table:table-cell>
          <table:table-cell office:value-type="string">
            <text:p>crm.staymint.in</text:p>
          </table:table-cell>
          <table:table-cell/>
          <table:table-cell office:value-type="string">
            <text:p>/root/web-backup</text:p>
          </table:table-cell>
          <table:table-cell office:value-type="float" office:value="7">
            <text:p>7</text:p>
          </table:table-cell>
          <table:table-cell office:value-type="string">
            <text:p>DAILY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4" office:value-type="string" table:number-columns-spanned="10" table:number-rows-spanned="1">
            <text:p>Plain Server List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6" office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5</text:p>
          </table:table-cell>
          <table:table-cell office:value-type="string">
            <text:p>pmm5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6" office:value-type="string" table:number-columns-spanned="10" table:number-rows-spanned="1">
            <text:p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0</text:p>
          </table:table-cell>
          <table:table-cell office:value-type="string">
            <text:p>puncom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05</text:p>
          </table:table-cell>
          <table:table-cell office:value-type="string">
            <text:p>wordpess-eazycloudmanagement.pugmarks.net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75</text:p>
          </table:table-cell>
          <table:table-cell office:value-type="string">
            <text:p>thecamgear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79</text:p>
          </table:table-cell>
          <table:table-cell office:value-type="string">
            <text:p>teachers.teachersq.com</text:p>
          </table:table-cell>
          <table:table-cell table:number-columns-repeated="1018"/>
        </table:table-row>
        <table:table-row table:style-name="ro7">
          <table:table-cell/>
          <table:table-cell table:style-name="ce18" office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65.182.191.195</text:p>
          </table:table-cell>
          <table:table-cell office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5.182.191.196</text:p>
          </table:table-cell>
          <table:table-cell office:value-type="string">
            <text:p>pugmarks.pugmarks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5.182.191.73</text:p>
          </table:table-cell>
          <table:table-cell office:value-type="string">
            <text:p>git.pugmarks.in</text:p>
          </table:table-cell>
          <table:table-cell table:number-columns-repeated="1018"/>
        </table:table-row>
        <table:table-row table:style-name="ro12">
          <table:table-cell/>
          <table:table-cell table:style-name="ce18" office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103.35.120.95</text:p>
          </table:table-cell>
          <table:table-cell office:value-type="string">
            <text:p>devphp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8" office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8</text:p>
          </table:table-cell>
          <table:table-cell office:value-type="string">
            <text:p>media1.touchstone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9</text:p>
          </table:table-cell>
          <table:table-cell office:value-type="string">
            <text:p>media2.touchstone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60</text:p>
          </table:table-cell>
          <table:table-cell office:value-type="string">
            <text:p>media_expert02.pugmarks.in</text:p>
          </table:table-cell>
          <table:table-cell table:number-columns-repeated="1018"/>
        </table:table-row>
        <table:table-row table:style-name="ro6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7</text:p>
          </table:table-cell>
          <table:table-cell office:value-type="string">
            <text:p><text:a xlink:href="http://srv2.premiumservicegroup.com/">srv2.premiumservicegroup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8" office:value-type="string" table:number-columns-spanned="10" table:number-rows-spanned="1">
            <text:p>vps26.pugmarks.com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203.193.166.186</text:p>
          </table:table-cell>
          <table:table-cell office:value-type="string">
            <text:p>web04.dailyexcelsior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6" office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103.35.121.83</text:p>
          </table:table-cell>
          <table:table-cell office:value-type="string">
            <text:p>pugmarks-attendence.novalocal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8" office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61</text:p>
          </table:table-cell>
          <table:table-cell office:value-type="string">
            <text:p>liferay.msourceone.com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1.107</text:p>
          </table:table-cell>
          <table:table-cell office:value-type="string">
            <text:p>pugmarks-file-manager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1.115</text:p>
          </table:table-cell>
          <table:table-cell office:value-type="string">
            <text:p>srv02.niit-tech.com</text:p>
          </table:table-cell>
          <table:table-cell table:number-columns-repeated="1018"/>
        </table:table-row>
        <table:table-row table:style-name="ro6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99</text:p>
          </table:table-cell>
          <table:table-cell office:value-type="string">
            <text:p><text:a xlink:href="http://repo.pugmarks.in/">repo.pugmarks.in</text:a></text:p>
          </table:table-cell>
          <table:table-cell table:number-columns-repeated="1018"/>
        </table:table-row>
        <table:table-row table:style-name="ro6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87</text:p>
          </table:table-cell>
          <table:table-cell office:value-type="string">
            <text:p><text:a xlink:href="http://ns1.pugmarks.com/">ns1.pugmarks.com</text:a>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12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7T12:49:08.35</dc:date>
    <meta:editing-cycles>23</meta:editing-cycles>
    <meta:editing-duration>PT8H50M41S</meta:editing-duration>
    <meta:document-statistic meta:table-count="3" meta:cell-count="333" meta:object-count="0"/>
  </office:meta>
</office:document-meta>
</file>